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text:s/>TASKS PROJECTS.</text:p>
      <text:p text:style-name="P1"/>
      <text:p text:style-name="P1">PROJECT 1 : </text:p>
      <text:p text:style-name="P1">(3-5 minutes)</text:p>
      <text:p text:style-name="P1"/>
      <text:p text:style-name="P2">The « Raise awareness for a cause through public contest ! » campaign is now opened. Choose a cause that is close to your heart. Cearte an awareness camapign poster to be presented in class</text:p>
      <text:p text:style-name="P2">Present it to the jury : explain your choice and how you plan to persuade the viewers. </text:p>
      <text:p text:style-name="P2"/>
      <text:p text:style-name="P2">Go on <text:a xlink:type="simple" xlink:href="https://www.vibconferences.be/news/how-to-design-a-poster-that-creates-awareness" text:style-name="Internet_20_link" text:visited-style-name="Visited_20_Internet_20_Link">https://www.vibconferences.be/news/how-to-design-a-poster-that-creates-awareness</text:a> or <text:a xlink:type="simple" xlink:href="https://www.appypie.com/design/poster/awareness/maker" text:style-name="Internet_20_link" text:visited-style-name="Visited_20_Internet_20_Link">https://www.appypie.com/design/poster/awareness/maker</text:a> <text:s/>to find tips and help.</text:p>
      <text:p text:style-name="P2"/>
      <text:p text:style-name="P2"/>
      <text:p text:style-name="P1">PROJECT 2 : </text:p>
      <text:p text:style-name="P1"/>
      <text:p text:style-name="P3">Create a radio commercial. Choose a product and a service. Imagine a slogan, a catchphrase and a short text. You amy add a soundtrack that fits the emotions and message you wish to convey. Then, record a radio commercial.</text:p>
      <text:p text:style-name="P3"/>
      <text:p text:style-name="P1">PROJECT 3 :</text:p>
      <text:p text:style-name="P1">(3-5 minutes, the video excluded)</text:p>
      <text:p text:style-name="P1"/>
      <text:p text:style-name="P3">Choose an advertisement (video, poster, radio commercial) that you like, whatever the product of the service that is advertised and present it in class. You will have to analyze the advertising techniques (slogan, visual and / or sound effects, the message, the goal) and how you reacted to it and the reason why you chose to present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elle RICHARD</meta:initial-creator>
    <meta:creation-date>2023-12-14T09:12:43.43</meta:creation-date>
    <meta:document-statistic meta:table-count="0" meta:image-count="0" meta:object-count="0" meta:page-count="1" meta:paragraph-count="11" meta:word-count="178" meta:character-count="1104"/>
    <dc:date>2023-12-14T09:29:29.93</dc:date>
    <dc:creator>Christelle RICHARD</dc:creator>
    <meta:editing-duration>PT25S</meta:editing-duration>
    <meta:editing-cycles>1</meta:editing-cycles>
    <meta:generator>OpenOffice/4.1.14$Win32 OpenOffice.org_project/4114m1$Build-9811</meta:generator>
  </office:meta>
</office:document-meta>
</file>